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UrbanTitle">
      <style:text-properties fo:font-size="14pt" officeooo:paragraph-rsid="003bf822" style:font-name="Arial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35eab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10.5pt" fo:font-weight="normal" officeooo:paragraph-rsid="00321b3e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9" style:parent-style-name="UrbanBody">
      <style:text-properties fo:font-size="10pt" officeooo:paragraph-rsid="003bf822" style:font-name="Arial" style:font-size-asian="10pt" style:font-size-complex="10pt"/>
    </style:style>
    <style:style style:family="paragraph" style:name="P10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f822" officeooo:rsid="002ab52c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bf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391da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ab52c"/>
    </style:style>
    <style:style style:family="text" style:name="T11">
      <style:text-properties officeooo:rsid="00362119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9">DGO4 - Direction générale opérationnelle </text:p>
            <text:p text:style-name="P9">Aménagement du Territoire, Logement, Patrimoine et Énergie</text:p>
            <text:p text:style-name="P9"><text:span text:style-name="T10">NOM</text:span> - Fonctionnaire Délégué</text:p>
            <text:p text:style-name="P10">ADRESSE</text:p>
            <text:p text:style-name="P10"/>
            <text:p text:style-name="P13">RECOMMANDÉ</text:p>
          </table:table-cell>
        </table:table-row>
      </table:table>
      <text:p text:style-name="P2"/>
      <text:p text:style-name="P2"/>
      <text:p text:style-name="P2">Transmis <text:span text:style-name="T8">de l’avis préalable du Collège communal</text:span></text:p>
      <text:p text:style-name="P1"/>
      <text:p text:style-name="P14"><text:span text:style-name="T5"/></text:p>
      <text:p text:style-name="P6"/>
      <text:p text:style-name="P3"><office:annotation><dc:creator>Gauthier Bastien</dc:creator><dc:date>2011-02-16T16:12:24</dc:date><text:p text:style-name="P15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9">Monsieur le Fonctionnaire délégué</text:span>,</text:p>
      <text:p text:style-name="P3"/>
      <text:p text:style-name="P4">Conformément au prescrit <text:span text:style-name="T6">du Code de l'Environnement et à votre courrier du </text:span><text:span text:style-name="T6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5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UrbanTitle">
      <style:text-properties fo:font-size="14pt" officeooo:paragraph-rsid="003bf822" style:font-name="Arial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35eab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10.5pt" fo:font-weight="normal" officeooo:paragraph-rsid="00321b3e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9" style:parent-style-name="UrbanBody">
      <style:text-properties fo:font-size="10pt" officeooo:paragraph-rsid="003bf822" style:font-name="Arial" style:font-size-asian="10pt" style:font-size-complex="10pt"/>
    </style:style>
    <style:style style:family="paragraph" style:name="P10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f822" officeooo:rsid="002ab52c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bf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391da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ab52c"/>
    </style:style>
    <style:style style:family="text" style:name="T11">
      <style:text-properties officeooo:rsid="00362119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9">DGO4 - Direction générale opérationnelle </text:p>
            <text:p text:style-name="P9">Aménagement du Territoire, Logement, Patrimoine et Énergie</text:p>
            <text:p text:style-name="P9"><text:span text:style-name="T10">NOM</text:span> - Fonctionnaire Délégué</text:p>
            <text:p text:style-name="P10">ADRESSE</text:p>
            <text:p text:style-name="P10"/>
            <text:p text:style-name="P13">RECOMMANDÉ</text:p>
          </table:table-cell>
        </table:table-row>
      </table:table>
      <text:p text:style-name="P2"/>
      <text:p text:style-name="P2"/>
      <text:p text:style-name="P2">Transmis <text:span text:style-name="T8">de l’avis préalable du Collège communal</text:span></text:p>
      <text:p text:style-name="P1"/>
      <text:p text:style-name="P14"><text:span text:style-name="T5"/></text:p>
      <text:p text:style-name="P6"/>
      <text:p text:style-name="P3"><office:annotation><dc:creator>Gauthier Bastien</dc:creator><dc:date>2011-02-16T16:12:24</dc:date><text:p text:style-name="P15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9">Monsieur le Fonctionnaire délégué</text:span>,</text:p>
      <text:p text:style-name="P3"/>
      <text:p text:style-name="P4">Conformément au prescrit <text:span text:style-name="T6">du Code de l'Environnement et à votre courrier du </text:span><text:span text:style-name="T6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5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UrbanTitle">
      <style:text-properties fo:font-size="14pt" officeooo:paragraph-rsid="003bf822" style:font-name="Arial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35eab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10.5pt" fo:font-weight="normal" officeooo:paragraph-rsid="00321b3e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9" style:parent-style-name="UrbanBody">
      <style:text-properties fo:font-size="10pt" officeooo:paragraph-rsid="003bf822" style:font-name="Arial" style:font-size-asian="10pt" style:font-size-complex="10pt"/>
    </style:style>
    <style:style style:family="paragraph" style:name="P10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f822" officeooo:rsid="002ab52c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bf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391da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ab52c"/>
    </style:style>
    <style:style style:family="text" style:name="T11">
      <style:text-properties officeooo:rsid="00362119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9">DGO4 - Direction générale opérationnelle </text:p>
            <text:p text:style-name="P9">Aménagement du Territoire, Logement, Patrimoine et Énergie</text:p>
            <text:p text:style-name="P9"><text:span text:style-name="T10">NOM</text:span> - Fonctionnaire Délégué</text:p>
            <text:p text:style-name="P10">ADRESSE</text:p>
            <text:p text:style-name="P10"/>
            <text:p text:style-name="P13">RECOMMANDÉ</text:p>
          </table:table-cell>
        </table:table-row>
      </table:table>
      <text:p text:style-name="P2"/>
      <text:p text:style-name="P2"/>
      <text:p text:style-name="P2">Transmis <text:span text:style-name="T8">de l’avis préalable du Collège communal</text:span></text:p>
      <text:p text:style-name="P1"/>
      <text:p text:style-name="P14"><text:span text:style-name="T5"/></text:p>
      <text:p text:style-name="P6"/>
      <text:p text:style-name="P3"><office:annotation><dc:creator>Gauthier Bastien</dc:creator><dc:date>2011-02-16T16:12:24</dc:date><text:p text:style-name="P15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9">Monsieur le Fonctionnaire délégué</text:span>,</text:p>
      <text:p text:style-name="P3"/>
      <text:p text:style-name="P4">Conformément au prescrit <text:span text:style-name="T6">du Code de l'Environnement et à votre courrier du </text:span><text:span text:style-name="T6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5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UrbanTitle">
      <style:text-properties fo:font-size="14pt" officeooo:paragraph-rsid="003bf822" style:font-name="Arial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35eab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10.5pt" fo:font-weight="normal" officeooo:paragraph-rsid="00321b3e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9" style:parent-style-name="UrbanBody">
      <style:text-properties fo:font-size="10pt" officeooo:paragraph-rsid="003bf822" style:font-name="Arial" style:font-size-asian="10pt" style:font-size-complex="10pt"/>
    </style:style>
    <style:style style:family="paragraph" style:name="P10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f822" officeooo:rsid="002ab52c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f822" style:font-name="Arial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bf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391da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ab52c"/>
    </style:style>
    <style:style style:family="text" style:name="T11">
      <style:text-properties officeooo:rsid="00362119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9">DGO4 - Direction générale opérationnelle </text:p>
            <text:p text:style-name="P9">Aménagement du Territoire, Logement, Patrimoine et Énergie</text:p>
            <text:p text:style-name="P9"><text:span text:style-name="T10">NOM</text:span> - Fonctionnaire Délégué</text:p>
            <text:p text:style-name="P10">ADRESSE</text:p>
            <text:p text:style-name="P10"/>
            <text:p text:style-name="P13">RECOMMANDÉ</text:p>
          </table:table-cell>
        </table:table-row>
      </table:table>
      <text:p text:style-name="P2"/>
      <text:p text:style-name="P2"/>
      <text:p text:style-name="P2">Transmis <text:span text:style-name="T8">de l’avis préalable du Collège communal</text:span></text:p>
      <text:p text:style-name="P1"/>
      <text:p text:style-name="P14"><text:span text:style-name="T5"/></text:p>
      <text:p text:style-name="P6"/>
      <text:p text:style-name="P3"><office:annotation><dc:creator>Gauthier Bastien</dc:creator><dc:date>2011-02-16T16:12:24</dc:date><text:p text:style-name="P15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9">Monsieur le Fonctionnaire délégué</text:span>,</text:p>
      <text:p text:style-name="P3"/>
      <text:p text:style-name="P4">Conformément au prescrit <text:span text:style-name="T6">du Code de l'Environnement et à votre courrier du </text:span><text:span text:style-name="T6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5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40.850368916</dc:date>
    <dc:language>fr-FR</dc:language>
    <meta:editing-cycles>116</meta:editing-cycles>
    <meta:editing-duration>P1DT9H32M31S</meta:editing-duration>
    <meta:document-statistic meta:table-count="1" meta:image-count="0" meta:object-count="0" meta:page-count="1" meta:paragraph-count="16" meta:word-count="129" meta:character-count="982" meta:non-whitespace-character-count="886"/>
    <meta:user-defined meta:name="Info 1"/>
    <meta:user-defined meta:name="Info 2"/>
    <meta:user-defined meta:name="Info 3"/>
    <meta:user-defined meta:name="Info 4"/>
  </office:meta>
</office:document-meta>
</file>